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7" style:family="table-row">
      <style:table-row-properties style:min-row-height="3.013cm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8" style:family="table-row">
      <style:table-row-properties style:min-row-height="3.043cm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9bd31" officeooo:paragraph-rsid="0029bd31"/>
    </style:style>
    <style:style style:name="P8" style:family="paragraph" style:parent-style-name="Standard">
      <style:text-properties officeooo:paragraph-rsid="001376c2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Footer">
      <style:text-properties officeooo:paragraph-rsid="002bcb42"/>
    </style:style>
    <style:style style:name="P11" style:family="paragraph" style:parent-style-name="Table_20_Contents" style:list-style-name="L1">
      <style:text-properties style:font-name="Arial" officeooo:rsid="0029bd31" officeooo:paragraph-rsid="0029bd31"/>
    </style:style>
    <style:style style:name="P12" style:family="paragraph" style:parent-style-name="Table_20_Contents" style:list-style-name="L2">
      <style:text-properties style:font-name="Arial" officeooo:rsid="002b7505" officeooo:paragraph-rsid="002b7505"/>
    </style:style>
    <style:style style:name="P13" style:family="paragraph" style:parent-style-name="Table_20_Contents" style:list-style-name="L3">
      <style:text-properties style:font-name="Arial" officeooo:rsid="002b7505" officeooo:paragraph-rsid="002b7505"/>
    </style:style>
    <style:style style:name="P14" style:family="paragraph" style:parent-style-name="Table_20_Contents" style:list-style-name="L4">
      <style:text-properties style:font-name="Arial" officeooo:rsid="002b7505" officeooo:paragraph-rsid="002b7505"/>
    </style:style>
    <style:style style:name="P15" style:family="paragraph" style:parent-style-name="Table_20_Contents" style:list-style-name="L5">
      <style:text-properties style:font-name="Arial" fo:font-style="italic" officeooo:rsid="00288339" officeooo:paragraph-rsid="00288339" style:font-style-asian="italic" style:font-style-complex="italic"/>
    </style:style>
    <style:style style:name="T1" style:family="text">
      <style:text-properties fo:font-weight="bold" officeooo:rsid="00242507" style:font-weight-asian="bold" style:font-weight-complex="bold"/>
    </style:style>
    <style:style style:name="T2" style:family="text">
      <style:text-properties fo:font-weight="bold" officeooo:rsid="0029bd31" style:font-weight-asian="bold" style:font-weight-complex="bold"/>
    </style:style>
    <style:style style:name="T3" style:family="text">
      <style:text-properties officeooo:rsid="0020c121"/>
    </style:style>
    <style:style style:name="T4" style:family="text">
      <style:text-properties officeooo:rsid="0029bd31"/>
    </style:style>
    <style:style style:name="T5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6</text:span></text:p>
          </table:table-cell>
          <table:table-cell table:style-name="Tabelle4.A1" office:value-type="string">
            <text:p text:style-name="P2">Element: <text:span text:style-name="T2">2</text:span></text:p>
          </table:table-cell>
          <table:table-cell table:style-name="Tabelle4.C1" office:value-type="string">
            <text:p text:style-name="P2">Title: <text:span text:style-name="T1">Wrapping up </text:span><text:span text:style-name="T2">the course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3">Screencast with slides</text:span></text:p>
            <text:p text:style-name="P2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Wrapping up</text:p>
          </table:table-cell>
          <table:table-cell table:style-name="Tabelle1.C2" office:value-type="string">
            <text:list xml:id="list2118354444126324295" text:style-name="L1">
              <text:list-item>
                <text:p text:style-name="P11">We reached the end of the course, let's summarize what we've learned in each modul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Module 1</text:p>
          </table:table-cell>
          <table:table-cell table:style-name="Tabelle1.C3" office:value-type="string">
            <text:list xml:id="list3419716836219602447" text:style-name="L2">
              <text:list-item>
                <text:p text:style-name="P12">In module 1 we looked at the basics, what programming actually and at variables and data types</text:p>
              </text:list-item>
              <text:list-item>
                <text:p text:style-name="P12">We then wrote our first simple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7">Module 2</text:p>
          </table:table-cell>
          <table:table-cell table:style-name="Tabelle1.C4" office:value-type="string">
            <text:list xml:id="list973513365374887232" text:style-name="L3">
              <text:list-item>
                <text:p text:style-name="P13">In module 2 we used conditional statements and branching to make decisions in our programs</text:p>
              </text:list-item>
              <text:list-item>
                <text:p text:style-name="P13">A introduction to Boolean algebra was used to connect Boolean express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Module 3</text:p>
          </table:table-cell>
          <table:table-cell table:style-name="Tabelle1.C7" office:value-type="string">
            <text:list xml:id="list2788553633584263364" text:style-name="L4">
              <text:list-item>
                <text:p text:style-name="P14">Module 3 introduced for and while loops, a way to repeat statements in our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5</text:p>
          </table:table-cell>
          <table:table-cell table:style-name="Tabelle1.A2" office:value-type="string">
            <text:p text:style-name="P7">Module 4</text:p>
          </table:table-cell>
          <table:table-cell table:style-name="Tabelle1.C7" office:value-type="string">
            <text:list xml:id="list211650227361469" text:continue-numbering="true" text:style-name="L4">
              <text:list-item>
                <text:p text:style-name="P14">Module 4 introduced arrays, a container to store more than one value in a variable</text:p>
              </text:list-item>
              <text:list-item>
                <text:p text:style-name="P14">And we looked at another type of loops, the for each loop to iterate over all elements of an array</text:p>
              </text:list-item>
            </text:list>
          </table:table-cell>
        </table:table-row>
        <table:table-row table:style-name="Tabelle1.7">
          <table:table-cell table:style-name="Tabelle1.A2" office:value-type="string">
            <text:p text:style-name="P7">6</text:p>
          </table:table-cell>
          <table:table-cell table:style-name="Tabelle1.A2" office:value-type="string">
            <text:p text:style-name="P7">Module 5</text:p>
          </table:table-cell>
          <table:table-cell table:style-name="Tabelle1.C7" office:value-type="string">
            <text:list xml:id="list211650384470910" text:continue-numbering="true" text:style-name="L4">
              <text:list-item>
                <text:p text:style-name="P14">Finally, in module 5, we looked at sub routines and functions to structure our programs and to avoid repeating the same code over and over again in our programs</text:p>
              </text:list-item>
            </text:list>
          </table:table-cell>
        </table:table-row>
        <text:soft-page-break/>
        <table:table-row table:style-name="Tabelle1.8">
          <table:table-cell table:style-name="Tabelle1.A2" office:value-type="string">
            <text:p text:style-name="P7">7</text:p>
          </table:table-cell>
          <table:table-cell table:style-name="Tabelle1.A2" office:value-type="string">
            <text:p text:style-name="P6">Cheat sheet</text:p>
          </table:table-cell>
          <table:table-cell table:style-name="Tabelle1.C8" office:value-type="string">
            <text:list xml:id="list4976918339004576728" text:style-name="L5">
              <text:list-item>
                <text:p text:style-name="P15">Final version of the cheat sheet, everything packed togethe<text:span text:style-name="T4">r</text:span>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bcb42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1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39M15S</meta:editing-duration>
    <meta:editing-cycles>17</meta:editing-cycles>
    <meta:generator>LibreOffice/5.1.2.2$Windows_x86 LibreOffice_project/d3bf12ecb743fc0d20e0be0c58ca359301eb705f</meta:generator>
    <dc:date>2017-08-07T21:16:48.840000000</dc:date>
    <meta:document-statistic meta:table-count="2" meta:image-count="1" meta:object-count="0" meta:page-count="2" meta:paragraph-count="32" meta:word-count="215" meta:character-count="1195" meta:non-whitespace-character-count="973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